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8fc97" officeooo:paragraph-rsid="0028fc97"/>
    </style:style>
    <style:style style:name="P2" style:family="paragraph" style:parent-style-name="Text_20_body">
      <style:text-properties officeooo:rsid="001f8af6" officeooo:paragraph-rsid="001f8af6"/>
    </style:style>
    <style:style style:name="P3" style:family="paragraph" style:parent-style-name="Heading_20_1">
      <style:text-properties officeooo:rsid="001ec6ba" officeooo:paragraph-rsid="001ec6ba"/>
    </style:style>
    <style:style style:name="P4" style:family="paragraph" style:parent-style-name="Heading_20_1">
      <style:text-properties officeooo:rsid="001ec6ba" officeooo:paragraph-rsid="003a9251"/>
    </style:style>
    <style:style style:name="P5" style:family="paragraph" style:parent-style-name="Heading_20_1">
      <style:text-properties officeooo:rsid="003a9251" officeooo:paragraph-rsid="003a9251"/>
    </style:style>
    <style:style style:name="P6" style:family="paragraph" style:parent-style-name="Heading_20_2">
      <style:text-properties officeooo:rsid="0028fc97" officeooo:paragraph-rsid="0028fc97"/>
    </style:style>
    <style:style style:name="P7" style:family="paragraph" style:parent-style-name="Heading_20_3">
      <style:text-properties officeooo:rsid="001ec6ba" officeooo:paragraph-rsid="001ec6ba"/>
    </style:style>
    <style:style style:name="P8" style:family="paragraph" style:parent-style-name="Heading_20_3">
      <style:text-properties officeooo:rsid="003a9251" officeooo:paragraph-rsid="003a9251"/>
    </style:style>
    <style:style style:name="P9" style:family="paragraph" style:parent-style-name="Text_20_body" style:list-style-name="L1">
      <style:text-properties officeooo:rsid="0028fc97" officeooo:paragraph-rsid="0028fc97"/>
    </style:style>
    <style:style style:name="P10" style:family="paragraph" style:parent-style-name="Text_20_body" style:list-style-name="L1">
      <style:text-properties officeooo:rsid="0028fc97" officeooo:paragraph-rsid="002b480a"/>
    </style:style>
    <style:style style:name="P11" style:family="paragraph" style:parent-style-name="Text_20_body" style:list-style-name="L1">
      <style:text-properties officeooo:rsid="002dfcdd" officeooo:paragraph-rsid="002dfcdd"/>
    </style:style>
    <style:style style:name="P12" style:family="paragraph" style:parent-style-name="Text_20_body" style:list-style-name="L2">
      <style:text-properties officeooo:paragraph-rsid="0020db60"/>
    </style:style>
    <style:style style:name="P13" style:family="paragraph" style:parent-style-name="Text_20_body" style:list-style-name="L2">
      <style:text-properties fo:font-weight="normal" officeooo:rsid="0020db60" officeooo:paragraph-rsid="0020db60" style:font-weight-asian="normal" style:font-weight-complex="normal"/>
    </style:style>
    <style:style style:name="P14" style:family="paragraph" style:parent-style-name="Text_20_body" style:list-style-name="L2">
      <style:text-properties officeooo:rsid="0020db60" officeooo:paragraph-rsid="0020db60"/>
    </style:style>
    <style:style style:name="P15" style:family="paragraph" style:parent-style-name="Text_20_body">
      <style:text-properties officeooo:rsid="00356602" officeooo:paragraph-rsid="00356602"/>
    </style:style>
    <style:style style:name="P16" style:family="paragraph" style:parent-style-name="Text_20_body">
      <style:text-properties officeooo:rsid="0038d130" officeooo:paragraph-rsid="0038d130"/>
    </style:style>
    <style:style style:name="P17" style:family="paragraph" style:parent-style-name="Text_20_body">
      <style:text-properties officeooo:rsid="003a9251" officeooo:paragraph-rsid="003a9251"/>
    </style:style>
    <style:style style:name="T1" style:family="text">
      <style:text-properties fo:font-weight="normal" officeooo:rsid="00234c0b" style:font-weight-asian="normal" style:font-weight-complex="normal"/>
    </style:style>
    <style:style style:name="T2" style:family="text">
      <style:text-properties officeooo:rsid="00234c0b"/>
    </style:style>
    <style:style style:name="T3" style:family="text">
      <style:text-properties officeooo:rsid="003a925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omputer Vision</text:h>
      <text:h text:style-name="P6" text:outline-level="2">Solar Cell Defect Preprocessing</text:h>
      <text:p text:style-name="P15">Synopsis:</text:p>
      <text:p text:style-name="P15">A package developed for a Shanghai-based firm which splits electroluminescent images of solar panels into their constituent cells and preprocesses those cells for ML defect detection.</text:p>
      <text:p text:style-name="P1">Technical Notes:</text:p>
      <text:list xml:id="list2320935187" text:style-name="L1">
        <text:list-item>
          <text:p text:style-name="P9">Extensive use of vectorization optimizes processing of high-resolution image matrices in a highly time-sensitive context </text:p>
        </text:list-item>
        <text:list-item>
          <text:p text:style-name="P10">A <text:span text:style-name="Strong_20_Emphasis">bespoke registration module</text:span> leverages medical imaging techniques and workflows to accurately align low-information, sparsely featured cell images </text:p>
        </text:list-item>
        <text:list-item>
          <text:p text:style-name="P11">A sequence of <text:span text:style-name="Strong_20_Emphasis">non-linear convolutions</text:span> exposes otherwise hidden defects (e.g. hairline cracks) </text:p>
        </text:list-item>
        <text:list-item>
          <text:p text:style-name="P9">Base 'Image' class spun off into a set of bindings for <text:span text:style-name="Strong_20_Emphasis">simplified and Pythonic image processing pipelines</text:span> - <text:a xlink:type="simple" xlink:href="https://github.com/gravy-jones-locker/imgravy" text:style-name="Internet_20_link" text:visited-style-name="Visited_20_Internet_20_Link">ImGravy</text:a></text:p>
        </text:list-item>
      </text:list>
      <text:h text:style-name="P7" text:outline-level="3">Detection of Building Outlines from LIDAR</text:h>
      <text:p text:style-name="P16">Synopsis</text:p>
      <text:p text:style-name="P16">A package which segments composite LIDAR-derived images of urban areas into individual buildings, with rule-based classification and segment post-processing for increased accuracy. </text:p>
      <text:p text:style-name="P2">Technical Notes:</text:p>
      <text:list xml:id="list2841567796" text:style-name="L2">
        <text:list-item>
          <text:p text:style-name="P12">Thresholding <text:span text:style-name="Strong_20_Emphasis">height-normalized point clouds</text:span> to a given 'first-storey' value derives rough building outlines </text:p>
        </text:list-item>
        <text:list-item>
          <text:p text:style-name="P13">Basic morphological operations (erosion; dilation) consolidate initial areas of interest using custom kernels for enhanced precision</text:p>
        </text:list-item>
        <text:list-item>
          <text:p text:style-name="P14"><text:span text:style-name="T1">An iterative process of </text:span><text:span text:style-name="Strong_20_Emphasis"><text:span text:style-name="T2">Hierarchical Rectangular Polygon Fitting</text:span></text:span><text:span text:style-name="T1"> </text:span><text:a xlink:type="simple" xlink:href="https://www.researchgate.net/profile/Hossein-Arefi/publication/225002968_From_LIDAR_Point_Clouds_to_3D_Building_Models/links/5819e9b208ae30a2c01c8c17/From-LIDAR-Point-Clouds-to-3D-Building-Models.pdf" text:style-name="Internet_20_link" text:visited-style-name="Visited_20_Internet_20_Link"><text:span text:style-name="T1">(Arefi 2009)</text:span></text:a><text:span text:style-name="T1"> extracts shapes with roughly orthogonal edges </text:span></text:p>
        </text:list-item>
        <text:list-item>
          <text:p text:style-name="P14">Subsequent <text:span text:style-name="Strong_20_Emphasis">post-processing algorithms</text:span> refine the output of HRPF to achieve the required level of accuracy and remove processing artefacts</text:p>
        </text:list-item>
      </text:list>
      <text:h text:style-name="P4" text:outline-level="1">Computer Vision/<text:span text:style-name="T3">Web Frameworks</text:span></text:h>
      <text:h text:style-name="P8" text:outline-level="3">Trading Alert System</text:h>
      <text:p text:style-name="P17">Synopsis:</text:p>
      <text:p text:style-name="P17">Technical Notes:</text:p>
      <text:p text:style-name="P17"/>
      <text:h text:style-name="P5" text:outline-level="1"><text:soft-page-break/>Web Frameworks/Data Mining</text:h>
      <text:h text:style-name="P8" text:outline-level="3">EU-Pdf Portal</text:h>
      <text:p text:style-name="P17">Synopsis:</text:p>
      <text:p text:style-name="P17">Technical Notes:</text:p>
      <text:h text:style-name="P5" text:outline-level="1">Data Mining</text:h>
      <text:h text:style-name="P8" text:outline-level="3">Resume Parsing</text:h>
      <text:p text:style-name="P17">Synopsis:</text:p>
      <text:p text:style-name="P17">Technical Notes:</text:p>
      <text:h text:style-name="P8" text:outline-level="3">PdfGravy</text:h>
      <text:p text:style-name="P17">Synopsis:</text:p>
      <text:p text:style-name="P17">Technical Notes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3:39:55.950066881</meta:creation-date>
    <dc:date>2021-11-12T14:16:04.491031511</dc:date>
    <meta:editing-duration>PT2H23M50S</meta:editing-duration>
    <meta:editing-cycles>23</meta:editing-cycles>
    <meta:generator>LibreOffice/7.2.1.2$Linux_X86_64 LibreOffice_project/87b77fad49947c1441b67c559c339af8f3517e22</meta:generator>
    <meta:document-statistic meta:table-count="0" meta:image-count="0" meta:object-count="0" meta:page-count="2" meta:paragraph-count="32" meta:word-count="230" meta:character-count="1717" meta:non-whitespace-character-count="1521"/>
  </office:meta>
</office:document-meta>
</file>